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Standard">
      <style:paragraph-properties fo:margin-left="1.5752in" fo:margin-right="0in" fo:text-indent="0in" style:auto-text-indent="false"/>
    </style:style>
    <style:style style:name="P3" style:family="paragraph" style:parent-style-name="Standard">
      <style:paragraph-properties fo:margin-left="1.5752in" fo:margin-right="0in" fo:margin-top="0in" fo:margin-bottom="0.0398in" fo:text-indent="0in" style:auto-text-indent="false">
        <style:tab-stops>
          <style:tab-stop style:position="0.3335in"/>
        </style:tab-stops>
      </style:paragraph-properties>
      <style:text-properties fo:font-weight="normal" style:font-weight-asian="normal" style:font-weight-complex="normal"/>
    </style:style>
    <style:style style:name="P4" style:family="paragraph" style:parent-style-name="Standard">
      <style:paragraph-properties fo:margin-left="0.7874in" fo:margin-right="0in" fo:margin-top="0in" fo:margin-bottom="0.0398in" fo:text-indent="0in" style:auto-text-indent="false"/>
      <style:text-properties fo:font-weight="bold" style:font-weight-asian="bold" style:font-weight-complex="bold"/>
    </style:style>
    <style:style style:name="P5" style:family="paragraph" style:parent-style-name="Standard">
      <style:paragraph-properties fo:margin-left="0.7874in" fo:margin-right="0in" fo:margin-top="0in" fo:margin-bottom="0.0398in" fo:text-indent="0in" style:auto-text-indent="false">
        <style:tab-stops>
          <style:tab-stop style:position="0.902in"/>
          <style:tab-stop style:position="2.5764in"/>
          <style:tab-stop style:position="3.4228in"/>
        </style:tab-stops>
      </style:paragraph-properties>
      <style:text-properties fo:font-weight="bold" style:font-weight-asian="bold" style:font-weight-complex="bold"/>
    </style:style>
    <style:style style:name="P6" style:family="paragraph" style:parent-style-name="Standard">
      <style:paragraph-properties fo:margin-left="0.7874in" fo:margin-right="0in" fo:margin-top="0in" fo:margin-bottom="0.0398in" fo:text-indent="0in" style:auto-text-indent="false">
        <style:tab-stops>
          <style:tab-stop style:position="0.902in"/>
        </style:tab-stops>
      </style:paragraph-properties>
      <style:text-properties fo:font-weight="bold" style:font-weight-asian="bold" style:font-weight-complex="bold"/>
    </style:style>
    <style:style style:name="P7" style:family="paragraph" style:parent-style-name="Standard">
      <style:paragraph-properties fo:margin-left="0.7874in" fo:margin-right="0in" fo:margin-top="0.0398in" fo:margin-bottom="0in" fo:text-indent="0in" style:auto-text-indent="false"/>
      <style:text-properties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Brainstorming</text:h>
      <text:p text:style-name="Text_20_body"><text:tab/>Collect a pool of uncriticized ideas</text:p>
      <text:p text:style-name="P5">Where:<text:tab/><text:span text:style-name="T1">course<text:tab/></text:span>Time:<text:tab/><text:span text:style-name="T1">15'</text:span></text:p>
      <text:p text:style-name="P5">Phases:<text:tab/><text:span text:style-name="T1">start<text:tab/></text:span>Group:<text:span text:style-name="T1"><text:tab/>all</text:span></text:p>
      <text:p text:style-name="P5">Requires:<text:span text:style-name="T1"><text:tab/>text</text:span></text:p>
      <text:p text:style-name="P6">Material:</text:p>
      <text:p text:style-name="P3">board</text:p>
      <text:p text:style-name="P4">Description:</text:p>
      <text:p text:style-name="P2">Write an understandable formulation of a new topic on the board<text:span text:style-name="T3">.</text:span><text:span text:style-name="T4"> Ask the students for ideas. Write everything on the board they say. Continue until they run out of ideas or the board is full. Only after that, add from your notes.</text:span></text:p>
      <text:p text:style-name="P4">Hint:</text:p>
      <text:p text:style-name="P2">text</text:p>
      <text:p text:style-name="P7">Example:</text:p>
      <text:p text:style-name="P2"><text:span text:style-name="T1">For a subject about </text:span><text:span text:style-name="T2">“Data”,</text:span><text:span text:style-name="T1"> the question could be </text:span><text:span text:style-name="T2">“What data do programmers need to sto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cademis </meta:initial-creator>
    <meta:creation-date>2014-10-27T19:26:23</meta:creation-date>
    <dc:date>2014-10-27T19:26:53</dc:date>
    <dc:creator>Academis </dc:creator>
    <meta:editing-duration>PT20S</meta:editing-duration>
    <meta:editing-cycles>2</meta:editing-cycles>
    <meta:generator>LibreOffice/3.5$Linux_X86_64 LibreOffice_project/350m1$Build-2</meta:generator>
    <meta:document-statistic meta:table-count="0" meta:image-count="0" meta:object-count="0" meta:page-count="1" meta:paragraph-count="13" meta:word-count="81" meta:character-count="475" meta:non-whitespace-character-count="406"/>
  </office:meta>
</office:document-meta>
</file>